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.1cm" svg:stroke-color="#b2b2b2" draw:marker-start-width="0.5cm" draw:marker-end-width="0.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20140930" table:style-name="ta1">
        <office:forms form:automatic-focus="false" form:apply-design-mode="false"/>
        <table:shapes>
          <draw:frame draw:z-index="0" draw:style-name="gr1" draw:text-style-name="P1" svg:width="18cm" svg:height="11.25cm" svg:x="7.707cm" svg:y="0.479cm">
            <draw:object draw:notify-on-update-of-ranges="'20140930'.A2:'20140930'.A6 '20140930'.B2:'20140930'.B6 '20140930'.B2:'20140930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04" table:default-cell-style-name="Default"/>
        <table:table-row table:style-name="ro1">
          <table:table-cell table:style-name="ce1" table:number-columns-repeated="1018"/>
        </table:table-row>
        <table:table-row table:style-name="ro1">
          <table:table-cell table:style-name="ce1" table:formula="of:=[.J41]" office:value-type="string" office:string-value="Ghostery" calcext:value-type="string">
            <text:p>Ghostery</text:p>
          </table:table-cell>
          <table:table-cell table:formula="of:=COUNTA([.J47:.J243])" office:value-type="float" office:value="197" calcext:value-type="float">
            <text:p>197</text:p>
          </table:table-cell>
          <table:table-cell table:style-name="ce1" table:number-columns-repeated="1016"/>
        </table:table-row>
        <table:table-row table:style-name="ro1">
          <table:table-cell table:style-name="ce1" table:formula="of:=[.A41]" office:value-type="string" office:string-value="uBlock" calcext:value-type="string">
            <text:p>uBlock</text:p>
          </table:table-cell>
          <table:table-cell table:formula="of:=COUNTA([.A47:.A331])" office:value-type="float" office:value="285" calcext:value-type="float">
            <text:p>285</text:p>
          </table:table-cell>
          <table:table-cell table:style-name="ce1" table:number-columns-repeated="1016"/>
        </table:table-row>
        <table:table-row table:style-name="ro1">
          <table:table-cell table:style-name="ce1" table:formula="of:=[.D41]" office:value-type="string" office:string-value="ABP" calcext:value-type="string">
            <text:p>ABP</text:p>
          </table:table-cell>
          <table:table-cell table:formula="of:=COUNTA([.D47:.D415])" office:value-type="float" office:value="369" calcext:value-type="float">
            <text:p>369</text:p>
          </table:table-cell>
          <table:table-cell table:style-name="ce1" table:number-columns-repeated="1016"/>
        </table:table-row>
        <table:table-row table:style-name="ro1">
          <table:table-cell table:style-name="ce1" table:formula="of:=[.G41]" office:value-type="string" office:string-value="Disconnect" calcext:value-type="string">
            <text:p>Disconnect</text:p>
          </table:table-cell>
          <table:table-cell table:formula="of:=COUNTA([.G47:.G446])" office:value-type="float" office:value="400" calcext:value-type="float">
            <text:p>400</text:p>
          </table:table-cell>
          <table:table-cell table:style-name="ce1" table:number-columns-repeated="1016"/>
        </table:table-row>
        <table:table-row table:style-name="ro1">
          <table:table-cell table:style-name="ce1" table:formula="of:=[.M41]" office:value-type="string" office:string-value="No blocker" calcext:value-type="string">
            <text:p>No blocker</text:p>
          </table:table-cell>
          <table:table-cell table:formula="of:=COUNTA([.M47:.M1624])" office:value-type="float" office:value="1578" calcext:value-type="float">
            <text:p>1578</text:p>
          </table:table-cell>
          <table:table-cell table:style-name="ce1" table:number-columns-repeated="1016"/>
        </table:table-row>
        <table:table-row table:style-name="ro1" table:number-rows-repeated="34"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uBlock</text:p>
          </table:table-cell>
          <table:table-cell table:style-name="ce1" table:number-columns-repeated="2"/>
          <table:table-cell table:style-name="ce1" office:value-type="string" calcext:value-type="string">
            <text:p>ABP</text:p>
          </table:table-cell>
          <table:table-cell table:style-name="ce1" table:number-columns-repeated="2"/>
          <table:table-cell table:style-name="ce1" office:value-type="string" calcext:value-type="string">
            <text:p>Disconnect</text:p>
          </table:table-cell>
          <table:table-cell table:style-name="ce1" table:number-columns-repeated="2"/>
          <table:table-cell table:style-name="ce1" office:value-type="string" calcext:value-type="string">
            <text:p>Ghostery</text:p>
          </table:table-cell>
          <table:table-cell table:style-name="ce1" table:number-columns-repeated="2"/>
          <table:table-cell table:style-name="ce1" office:value-type="string" calcext:value-type="string">
            <text:p>No blocker</text:p>
          </table:table-cell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0.6.6.0</text:p>
          </table:table-cell>
          <table:table-cell table:style-name="ce1" table:number-columns-repeated="2"/>
          <table:table-cell table:style-name="ce1" office:value-type="string" calcext:value-type="string">
            <text:p>1.8.5</text:p>
          </table:table-cell>
          <table:table-cell table:style-name="ce1" table:number-columns-repeated="2"/>
          <table:table-cell table:style-name="ce1" office:value-type="string" calcext:value-type="string">
            <text:p>5.18.15</text:p>
          </table:table-cell>
          <table:table-cell table:style-name="ce1" table:number-columns-repeated="2"/>
          <table:table-cell table:style-name="ce1" office:value-type="string" calcext:value-type="string">
            <text:p>5.4.0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cripts (3rd party / all):</text:p>
          </table:table-cell>
          <table:table-cell office:value-type="string" calcext:value-type="string">
            <text:p>681 / 1011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774 / 1106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922 / 1258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490 / 796</text:p>
          </table:table-cell>
          <table:table-cell/>
          <table:table-cell office:value-type="string" calcext:value-type="string">
            <text:p>Scripts (3rd party / all):</text:p>
          </table:table-cell>
          <table:table-cell office:value-type="string" calcext:value-type="string">
            <text:p>2659 / 31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 / 131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 / 139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 / 202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 / 135</text:p>
          </table:table-cell>
          <table:table-cell/>
          <table:table-cell office:value-type="string" calcext:value-type="string">
            <text:p>Outbound cookies (3rd party / all):</text:p>
          </table:table-cell>
          <table:table-cell office:value-type="string" calcext:value-type="string">
            <text:p>0 / 2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871 / 5,558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966 / 5,67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3,266 / 6,141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2,548 / 5,304</text:p>
          </table:table-cell>
          <table:table-cell/>
          <table:table-cell office:value-type="string" calcext:value-type="string">
            <text:p>Net requests (3rd party / all):</text:p>
          </table:table-cell>
          <table:table-cell office:value-type="string" calcext:value-type="string">
            <text:p>8,225 / 11,718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/>
          <table:table-cell table:style-name="ce1" office:value-type="string" calcext:value-type="string">
            <text:p>3<text:span text:style-name="T1">rd</text:span>-party</text:p>
          </table:table-cell>
          <table:table-cell table:style-name="ce1" office:value-type="string" calcext:value-type="string">
            <text:p>1<text:span text:style-name="T1">st</text:span>-party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247realmedia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247realmedia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2mdn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net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2o7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33acros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3lif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5mi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net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bcnew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bmr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cuityplatform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cuityplatform.com:8080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cxiom-onlin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net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advisor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ap.tv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dbla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dth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cedexis-radar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lick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ddthisedg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dgear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grx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lu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d18cih6mmf0fx0.cloudfron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d1ros97qkrwjf5.cloudfron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8rk54i4mohrb.cloudfront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d8rk54i4mohrb.cloudfront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nx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adobedtm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acebook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dobetag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kargo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dizqy8916g7hx.cloudfront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rol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safeprotected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doubleclick.net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sona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adsrvr.org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techu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flickr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acebook.net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dvertisi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fy11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fonts.googleapis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footprint.net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opbandit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reutersmedia.net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etsentry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gk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tw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ajax.googleapi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kamai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ol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gscontx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akamaihd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zqtk.net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amazon-adsystem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brai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seekingalpha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helioscloud.com</text:p>
          </table:table-cell>
          <table:table-cell office:value-type="string" calcext:value-type="string">
            <text:p>bloomberg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-nbcnews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oogletagservices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amazon-adsystem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amgdg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and.co.uk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androidcentr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aol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4"/>
          <table:table-cell office:value-type="string" calcext:value-type="string">
            <text:p>aol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aol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argo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aol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 table:number-columns-repeated="4"/>
          <table:table-cell office:value-type="string" calcext:value-type="string">
            <text:p>aolcd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 table:number-columns-repeated="4"/>
          <table:table-cell office:value-type="string" calcext:value-type="string">
            <text:p>appl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4"/>
          <table:table-cell office:value-type="string" calcext:value-type="string">
            <text:p>aspnetcd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 table:number-columns-repeated="4"/>
          <table:table-cell office:value-type="string" calcext:value-type="string">
            <text:p>assoc-amaz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4"/>
          <table:table-cell office:value-type="string" calcext:value-type="string">
            <text:p>assoc-amaz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4"/>
          <table:table-cell office:value-type="string" calcext:value-type="string">
            <text:p>atdm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orrelate.net</text:p>
          </table:table-cell>
          <table:table-cell office:value-type="string" calcext:value-type="string">
            <text:p>engadget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korrelate.net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4"/>
          <table:table-cell office:value-type="string" calcext:value-type="string">
            <text:p>atwola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audienceiq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4"/>
          <table:table-cell office:value-type="string" calcext:value-type="string">
            <text:p>audienceiq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audienceiq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axf8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ankrat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bankrat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bbc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bbci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4"/>
          <table:table-cell office:value-type="string" calcext:value-type="string">
            <text:p>bbcimg.co.uk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beanstock.co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estofmedi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bestofmicro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mdotlabs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betrad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mdotlabs.com</text:p>
          </table:table-cell>
          <table:table-cell office:value-type="string" calcext:value-type="string">
            <text:p>perezhilton.com</text:p>
          </table:table-cell>
          <table:table-cell table:number-columns-repeated="4"/>
          <table:table-cell office:value-type="string" calcext:value-type="string">
            <text:p>betrad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 table:number-columns-repeated="4"/>
          <table:table-cell office:value-type="string" calcext:value-type="string">
            <text:p>betra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usinessweek.com</text:p>
          </table:table-cell>
          <table:table-cell table:number-columns-repeated="4"/>
          <table:table-cell office:value-type="string" calcext:value-type="string">
            <text:p>bing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/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4"/>
          <table:table-cell office:value-type="string" calcext:value-type="string">
            <text:p>bizographic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opbandit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bkrtx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blogad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blog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 table:number-columns-repeated="4"/>
          <table:table-cell office:value-type="string" calcext:value-type="string">
            <text:p>blogsmithmedia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bloomberg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bloomberg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imore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timg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mashable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outbrai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outbrain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gefair.com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pagefair.net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businessweek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cheezburger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4"/>
          <table:table-cell office:value-type="string" calcext:value-type="string">
            <text:p>blueka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bnet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bootstrapcd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bootstrapcd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qualtrics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bounceexchang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qualtrics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rand-serv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brightcov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brightcov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brightcove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brilig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brilig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4"/>
          <table:table-cell office:value-type="string" calcext:value-type="string">
            <text:p>btr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4"/>
          <table:table-cell office:value-type="string" calcext:value-type="string">
            <text:p>buzzfeed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bwbx.io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4"/>
          <table:table-cell office:value-type="string" calcext:value-type="string">
            <text:p>captifymedi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/>
          <table:table-cell office:value-type="string" calcext:value-type="string">
            <text:p>serving-sys.com</text:p>
          </table:table-cell>
          <table:table-cell office:value-type="string" calcext:value-type="string">
            <text:p>anandtech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erving-sys.com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simplereach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simplereach.com</text:p>
          </table:table-cell>
          <table:table-cell office:value-type="string" calcext:value-type="string">
            <text:p>usatoday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casalemedi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/>
          <table:table-cell office:value-type="string" calcext:value-type="string">
            <text:p>sonobi.com</text:p>
          </table:table-cell>
          <table:table-cell office:value-type="string" calcext:value-type="string">
            <text:p>dailymail.co.uk</text:p>
          </table:table-cell>
          <table:table-cell table:number-columns-repeated="4"/>
          <table:table-cell office:value-type="string" calcext:value-type="string">
            <text:p>cbsi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4"/>
          <table:table-cell office:value-type="string" calcext:value-type="string">
            <text:p>cbsi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4"/>
          <table:table-cell office:value-type="string" calcext:value-type="string">
            <text:p>cbsi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bsimg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cbsimg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 table:number-columns-repeated="4"/>
          <table:table-cell office:value-type="string" calcext:value-type="string">
            <text:p>cbsimg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cbsistat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4"/>
          <table:table-cell office:value-type="string" calcext:value-type="string">
            <text:p>cbsist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4"/>
          <table:table-cell office:value-type="string" calcext:value-type="string">
            <text:p>cdn-seekingalpha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cedexis-radar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cedex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/>
          <table:table-cell office:value-type="string" calcext:value-type="string">
            <text:p>toptenreviews.com</text:p>
          </table:table-cell>
          <table:table-cell office:value-type="string" calcext:value-type="string">
            <text:p>anandtech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bloomberg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/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chartbea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cdn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wsoddata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zqtk.net</text:p>
          </table:table-cell>
          <table:table-cell office:value-type="string" calcext:value-type="string">
            <text:p>wired.com</text:p>
          </table:table-cell>
          <table:table-cell table:number-columns-repeated="4"/>
          <table:table-cell office:value-type="string" calcext:value-type="string">
            <text:p>chartbeat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eckm8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eckm8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itika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itika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ristianmingl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hzbg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ivicscience-css.s3.amazonaw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ivicscienc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ability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able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tale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icktale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loudflar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nevi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mpet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mputing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denast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ontextwe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aveonlin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iteo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sspixel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wdscienc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wdscienc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owdscienc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sspxl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sspxl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rwdcntrl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vcd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cxen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34l0cdryxgwa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6s8pqtk4uod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8cih6mmf0fx0.cloudfron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lqe9temigv1p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ros97qkrwjf5.cloudfron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1v9u0bgi1uimx.cloudfront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6b395fwzu5fz.cloudfront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6t7ex48mr4bn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r5wnm84d6nod.cloudfront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r5wnm84d6nod.cloudfron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2z3m4a3c6jiep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37gvrvc0wt4s1.cloudfront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8rk54i4mohrb.cloudfront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8rk54i4mohrb.cloudfront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drn6tjst80qg.cloudfront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drn6tjst80qg.cloudfront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emdex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fdbz2tdq3k01.cloudfront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fdbz2tdq3k01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playmarketplac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squscd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izqy8916g7hx.cloudfront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jcs-olympics.s3.amazonaw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l-rm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m6ndb2k9edja.cloudfront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mtr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kzzz1hlto79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nn506yrbagrg.cloudfront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17qa6ql691x.cloudfront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mdex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tomi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ubleclick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wjones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owjones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qwufkbc3sdtr.cloudfront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v2vb8kiq42j6.cloudfront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wgyu36up6iuz.cloudfron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ynamicyield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ynamicyield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dynamicyield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bay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dgesuite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digitalsurvey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ffectivemeasure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mers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qad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rmisvc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stat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js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veresttech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acttarget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elato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xponential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demand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demand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eyeretur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-web-clients.appspot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cebook.net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stclick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astclick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ishwrappe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ashtalkin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ick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lite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nc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nts.googleap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olcd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rbesimg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out.jp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t-static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tdata.co.uk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wmrm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wmrm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fyre.co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annett-cd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dgt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etclicky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etclick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igya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-mpulse.net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-mpulse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-analytic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a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adservice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syndication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manag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tagservice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ogleusercontent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rillanation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traffic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otraffic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q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ata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avity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rvcd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contx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stat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ardi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ardianapi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ardianapps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uim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gwallet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iro.tv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ffington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ffpost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b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iclk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mrworldwid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dustrybrains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sightexpressa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tellitxt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terclick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nvitemedia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perception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ixiaa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an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anrai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anrainbackplan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jquery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altur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argo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img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-static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inja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orrelate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orrelate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krx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egolas-media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cd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ji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edi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nksmart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fyr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iverail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llnwd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rkit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thta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axymiser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dotlab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dotlabs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.net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plex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ediavoice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ktw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atad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bify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bilenation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l.i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okie1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ousestats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pstat.us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pstat.us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sads.net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shcdn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xptin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myspac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anigan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aytev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aytev.global.ssl.fastly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digitaladop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digitaladop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ni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bcuni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-min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mng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e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tshelter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relic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cred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gato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inc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wsvin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exac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s-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tv.io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nyt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mtrdc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oyal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oyala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bandit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enxenterprise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han.co.uk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imizely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ptmd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brain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gefai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gefair.net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arsely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eer39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eer39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erfectmarket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interes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introll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introll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armobil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l.f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lldaddy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ostreleas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essflex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ressly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exchang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pubmatic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ltrics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ltrics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ltrics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antserve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bitproducts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estionmarke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estionmarke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estionmarket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estionmarket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quicktransmi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1-cdn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ack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ackcdn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ack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altime.co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altime.co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searchnow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searchnow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searchnow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son8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utersmedia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evsci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fihub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l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pxnow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pxnow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ubiconproject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-msn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-nbcne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ail-horiz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bnatio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seekingalph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corecardresearch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gment.io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bom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edbyopenx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mashab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erving-sy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harethis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harethrough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gfig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ereach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ereach.com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mpli.fi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itemet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kimresources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martadserver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cialreader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onobi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ecificclick.net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lyt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otxchang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ringboardplatform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springboardvideo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.co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boolasyndication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coda.net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apad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hesyndicationserver.co.uk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meinc.net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nypass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iqcd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omsguide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omshardware.co.uk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optenreviews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b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ba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bimg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emormedia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alfusion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dss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ibun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ove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overead.com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rust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bemogul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mbl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mg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anandte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businessw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deadspi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aw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izmod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huffingtonpost.ca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jezebe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kotaku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lifehack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ms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witt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businessinsid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digitaltrend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n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bloomber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engadg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g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typekit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gdturner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mbel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-east-1.elb.amazonaws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-east-1.elb.amazonaws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usatoday.net</text:p>
          </table:table-cell>
          <table:table-cell office:value-type="string" calcext:value-type="string">
            <text:p>usatoday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brant.co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dible.tv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glink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ndicosuite.com</text:p>
          </table:table-cell>
          <table:table-cell office:value-type="string" calcext:value-type="string">
            <text:p>la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ndicosuit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ne.co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fox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isualrevenue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gsmarena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perezhilto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icefive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x-cdn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voxmedia.com</text:p>
          </table:table-cell>
          <table:table-cell office:value-type="string" calcext:value-type="string">
            <text:p>theverg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55c.net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ayve.co</text:p>
          </table:table-cell>
          <table:table-cell office:value-type="string" calcext:value-type="string">
            <text:p>f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spectator.com</text:p>
          </table:table-cell>
          <table:table-cell office:value-type="string" calcext:value-type="string">
            <text:p>forb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spectator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ebtrendslive.com</text:p>
          </table:table-cell>
          <table:table-cell office:value-type="string" calcext:value-type="string">
            <text:p>ib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ired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ordpress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p.com</text:p>
          </table:table-cell>
          <table:table-cell office:value-type="string" calcext:value-type="string">
            <text:p>techcrun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pdigital.net</text:p>
          </table:table-cell>
          <table:table-cell office:value-type="string" calcext:value-type="string">
            <text:p>washingtonpo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j.net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j.net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cdn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cdn.com</text:p>
          </table:table-cell>
          <table:table-cell office:value-type="string" calcext:value-type="string">
            <text:p>marketwatch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cdn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soddata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wunderloop.net</text:p>
          </table:table-cell>
          <table:table-cell office:value-type="string" calcext:value-type="string">
            <text:p>theguardia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xiti.com</text:p>
          </table:table-cell>
          <table:table-cell office:value-type="string" calcext:value-type="string">
            <text:p>tomshardwa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bidos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cnb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c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cnn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nbcnew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thedailybeas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ahooapis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fool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techrepublic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wsj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eldmanager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img.com</text:p>
          </table:table-cell>
          <table:table-cell office:value-type="string" calcext:value-type="string">
            <text:p>yahoo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outube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cheezburger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dailymail.co.uk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gizmag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googl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imore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ytimg.com</text:p>
          </table:table-cell>
          <table:table-cell office:value-type="string" calcext:value-type="string">
            <text:p>nytimes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dbb.net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dnetstatic.com</text:p>
          </table:table-cell>
          <table:table-cell office:value-type="string" calcext:value-type="string">
            <text:p>zdnet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ergnet.com</text:p>
          </table:table-cell>
          <table:table-cell office:value-type="string" calcext:value-type="string">
            <text:p>tmz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iffdavis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iffprod.com</text:p>
          </table:table-cell>
          <table:table-cell office:value-type="string" calcext:value-type="string">
            <text:p>geek.com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zqtk.net</text:p>
          </table:table-cell>
          <table:table-cell office:value-type="string" calcext:value-type="string">
            <text:p>wired.com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00-00-00</text:date>, <text:time style:data-style-name="N2" text:time-value="18:00:47.500060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07-22T19:29:10.580375115</meta:creation-date>
    <dc:date>2014-09-30T20:12:11.111063013</dc:date>
    <dc:creator>Raymond Hill</dc:creator>
    <meta:editing-duration>PT2H44M12S</meta:editing-duration>
    <meta:editing-cycles>15</meta:editing-cycles>
    <meta:generator>LibreOffice/4.2.6.3$Linux_X86_64 LibreOffice_project/420m0$Build-3</meta:generator>
    <meta:document-statistic meta:table-count="1" meta:cell-count="571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b2b2b2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11.251cm" xlink:href=".." xlink:type="simple" chart:class="chart:bar" chart:style-name="ch1">
        <chart:title svg:x="5.014cm" svg:y="0.361cm" chart:style-name="ch2">
          <text:p>Number of distinct 3rd-party servers hit</text:p>
        </chart:title>
        <chart:subtitle svg:x="4.763cm" svg:y="1.391cm" chart:style-name="ch3">
          <text:p>Lower bar = lower exposure to 3rd-party servers</text:p>
        </chart:subtitle>
        <chart:plot-area chart:style-name="ch4" table:cell-range-address="'20140930'.A2:'20140930'.B6" chart:data-source-has-labels="both" svg:x="0.81cm" svg:y="2.55cm" svg:width="16.471cm" svg:height="8.056cm">
          <chartooo:coordinate-region svg:x="1.802cm" svg:y="2.749cm" svg:width="15.479cm" svg:height="7.21cm"/>
          <chart:axis chart:dimension="x" chart:name="primary-x" chart:style-name="ch5" chartooo:axis-type="auto">
            <chartooo:date-scale/>
            <chart:categories table:cell-range-address="'20140930'.A2:'20140930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0930'.B2:'20140930'.B6" chart:label-cell-address="'20140930'.B2:'20140930'.B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7 285 369 400 1578</text:p>
                <text:list>
                  <text:list-item>
                    <text:p>197</text:p>
                  </text:list-item>
                  <text:list-item>
                    <text:p>285</text:p>
                  </text:list-item>
                  <text:list-item>
                    <text:p>369</text:p>
                  </text:list-item>
                  <text:list-item>
                    <text:p>400</text:p>
                  </text:list-item>
                  <text:list-item>
                    <text:p>1578</text:p>
                  </text:list-item>
                </text:list>
                <draw:g>
                  <svg:desc>'20140930'.B2:'20140930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hostery</text:p>
                <draw:g>
                  <svg:desc>'20140930'.A2:'20140930'.A6</svg:desc>
                </draw:g>
              </table:table-cell>
              <table:table-cell office:value-type="float" office:value="197">
                <text:p>197</text:p>
                <draw:g>
                  <svg:desc>'20140930'.B2:'20140930'.B6</svg:desc>
                </draw:g>
              </table:table-cell>
            </table:table-row>
            <table:table-row>
              <table:table-cell office:value-type="string">
                <text:p>uBlock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BP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Disconnect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No blocker</text:p>
              </table:table-cell>
              <table:table-cell office:value-type="float" office:value="1578">
                <text:p>15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